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yriadRegular" svg:font-family="MyriadRegular, 'Segoe UI', Arial, 'PingFang TC', 'Microsoft JhengHei', sans-serif"/>
    <style:font-face style:name="TTNormsProMedium1" svg:font-family="TTNormsProMedium, MyriadSemibold"/>
    <style:font-face style:name="TTNormsProMedium" svg:font-family="TTNormsProMedium, MyriadSemibold, 'Segoe UI', Arial, 'PingFang TC', 'Microsoft Jheng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bold" officeooo:rsid="00123d15" officeooo:paragraph-rsid="00123d15" style:font-weight-asian="bold" style:font-weight-complex="bold"/>
    </style:style>
    <style:style style:name="P2" style:family="paragraph" style:parent-style-name="Standard">
      <style:paragraph-properties fo:line-height="100%"/>
      <style:text-properties fo:font-weight="normal" officeooo:rsid="00123d15" officeooo:paragraph-rsid="00123d15" style:font-weight-asian="normal" style:font-weight-complex="normal"/>
    </style:style>
    <style:style style:name="P3" style:family="paragraph" style:parent-style-name="Standard">
      <style:paragraph-properties fo:line-height="100%"/>
      <style:text-properties style:font-name="Liberation Serif" fo:font-size="12pt" style:text-underline-style="none" fo:font-weight="bold" officeooo:rsid="00125e21" officeooo:paragraph-rsid="00125e21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Liberation Serif" fo:font-size="12pt" style:text-underline-style="none" fo:font-weight="bold" officeooo:rsid="0012753b" officeooo:paragraph-rsid="0012753b" style:font-size-asian="12pt" style:font-weight-asian="bold" style:font-size-complex="12pt" style:font-weight-complex="bold"/>
    </style:style>
    <style:style style:name="P5" style:family="paragraph" style:parent-style-name="Standard" style:list-style-name="L3">
      <style:paragraph-properties fo:line-height="100%"/>
      <style:text-properties style:font-name="Liberation Serif" fo:font-size="12pt" fo:font-style="italic" style:text-underline-style="none" fo:font-weight="bold" officeooo:rsid="0012753b" officeooo:paragraph-rsid="0012753b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line-height="100%"/>
      <style:text-properties style:font-name="Liberation Serif" fo:font-size="12pt" fo:font-style="italic" style:text-underline-style="none" fo:font-weight="bold" officeooo:rsid="0012753b" officeooo:paragraph-rsid="0012753b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line-height="100%"/>
      <style:text-properties style:font-name="Liberation Serif" fo:font-size="12pt" fo:font-style="italic" style:text-underline-style="none" fo:font-weight="bold" officeooo:rsid="0015ebab" officeooo:paragraph-rsid="0015ebab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 style:list-style-name="L5">
      <style:paragraph-properties fo:line-height="100%"/>
      <style:text-properties style:font-name="Liberation Serif" fo:font-size="12pt" fo:font-style="italic" style:text-underline-style="none" fo:font-weight="bold" officeooo:rsid="0015ebab" officeooo:paragraph-rsid="0015eba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 style:list-style-name="L6">
      <style:paragraph-properties fo:line-height="100%"/>
      <style:text-properties style:font-name="Liberation Serif" fo:font-size="12pt" fo:font-style="italic" style:text-underline-style="none" fo:font-weight="bold" officeooo:rsid="0015ebab" officeooo:paragraph-rsid="0015eba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line-height="100%"/>
      <style:text-properties style:font-name="Liberation Serif" fo:font-size="12pt" fo:font-style="italic" style:text-underline-style="none" fo:font-weight="bold" officeooo:rsid="00169d32" officeooo:paragraph-rsid="00169d32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 style:list-style-name="L7">
      <style:paragraph-properties fo:line-height="100%"/>
      <style:text-properties style:font-name="Liberation Serif" fo:font-size="12pt" fo:font-style="italic" style:text-underline-style="none" fo:font-weight="bold" officeooo:rsid="00169d32" officeooo:paragraph-rsid="00169d32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 style:list-style-name="L8">
      <style:paragraph-properties fo:line-height="100%"/>
      <style:text-properties style:font-name="Liberation Serif" fo:font-size="12pt" fo:font-style="italic" style:text-underline-style="none" fo:font-weight="normal" officeooo:rsid="00169d32" officeooo:paragraph-rsid="00169d3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00%"/>
      <style:text-properties style:font-name="Liberation Serif" fo:font-size="12pt" fo:font-style="italic" style:text-underline-style="solid" style:text-underline-width="auto" style:text-underline-color="font-color" fo:font-weight="bold" officeooo:rsid="001465a0" officeooo:paragraph-rsid="001465a0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line-height="100%"/>
      <style:text-properties style:font-name="Liberation Serif" fo:font-size="12pt" fo:font-style="italic" style:text-underline-style="solid" style:text-underline-width="auto" style:text-underline-color="font-color" fo:font-weight="bold" officeooo:rsid="0015ebab" officeooo:paragraph-rsid="0015ebab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3">
      <style:paragraph-properties fo:line-height="100%"/>
      <style:text-properties style:font-name="Liberation Serif" fo:font-size="12pt" fo:font-style="normal" style:text-underline-style="none" fo:font-weight="bold" officeooo:rsid="0012753b" officeooo:paragraph-rsid="0012753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7">
      <style:paragraph-properties fo:line-height="100%"/>
      <style:text-properties style:font-name="Liberation Serif" fo:font-size="12pt" fo:font-style="normal" style:text-underline-style="none" fo:font-weight="bold" officeooo:rsid="00169d32" officeooo:paragraph-rsid="00169d3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8">
      <style:paragraph-properties fo:line-height="100%"/>
      <style:text-properties style:font-name="Liberation Serif" fo:font-size="12pt" fo:font-style="normal" style:text-underline-style="none" fo:font-weight="normal" officeooo:rsid="00169d32" officeooo:paragraph-rsid="00169d3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00%"/>
      <style:text-properties officeooo:rsid="00125e21" officeooo:paragraph-rsid="0014598c"/>
    </style:style>
    <style:style style:name="P19" style:family="paragraph" style:parent-style-name="Standard" style:list-style-name="L4">
      <style:paragraph-properties fo:line-height="100%"/>
      <style:text-properties fo:font-style="italic" officeooo:rsid="0014598c" officeooo:paragraph-rsid="0014598c" style:font-style-asian="italic" style:font-style-complex="italic"/>
    </style:style>
    <style:style style:name="P20" style:family="paragraph" style:parent-style-name="Standard" style:list-style-name="L4">
      <style:paragraph-properties fo:line-height="100%"/>
      <style:text-properties fo:font-style="normal" officeooo:rsid="0014598c" officeooo:paragraph-rsid="0014598c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53b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69d32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font-style="normal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none" fo:font-weight="normal" officeooo:rsid="0015eba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1.5</text:p>
      <text:p text:style-name="P2"/>
      <text:p text:style-name="P18"><text:span text:style-name="T11">ATX</text:span></text:p>
      <text:p text:style-name="P18"><text:span text:style-name="T6"/></text:p>
      <text:p text:style-name="P18"><text:span text:style-name="T8">AB350 Pro 4 </text:span><text:span text:style-name="T9">(AMD)</text:span></text:p>
      <text:list xml:id="list3714899480" text:style-name="L4">
        <text:list-item>
          <text:p text:style-name="P19"><text:span text:style-name="T9">Chipset: </text:span><text:span text:style-name="T7">AMD Promontory B350</text:span></text:p>
        </text:list-item>
        <text:list-item>
          <text:p text:style-name="P19"><text:span text:style-name="T9">Memòria: </text:span><text:span text:style-name="T7">4x DIMM, Max 64 GB, DDR4</text:span></text:p>
        </text:list-item>
        <text:list-item>
          <text:p text:style-name="P19"><text:span text:style-name="T9">Ranures d’expansió:</text:span></text:p>
          <text:list>
            <text:list-item>
              <text:p text:style-name="P20"><text:span text:style-name="T9">AMD Ryzen CPUs (Matisse, Summit Ridge i Pinnacle Ridge): </text:span><text:span text:style-name="T10">2x PCIe 3.0 x16 slots</text:span></text:p>
            </text:list-item>
            <text:list-item>
              <text:p text:style-name="P20"><text:span text:style-name="T9">AMD 7th A-Series APUs: </text:span><text:span text:style-name="T10">2x PCIe 3.0 x16 slots</text:span></text:p>
            </text:list-item>
            <text:list-item>
              <text:p text:style-name="P20"><text:span text:style-name="T9">AMD Ryzen series CPUs (Picasso, Raven Ridge): </text:span><text:span text:style-name="T10">2x PCIe 3.0 x16 slots</text:span></text:p>
            </text:list-item>
            <text:list-item>
              <text:p text:style-name="P20"><text:span text:style-name="T9">AMD Athlon series CPUs: </text:span><text:span text:style-name="T10">2x PCIe 3.0 x16 slots</text:span></text:p>
            </text:list-item>
          </text:list>
        </text:list-item>
        <text:list-item>
          <text:p text:style-name="P19"><text:span text:style-name="T9">Factor de forma: </text:span><text:span text:style-name="T7">ATX (30,5 cm x 22,4 cm)</text:span></text:p>
        </text:list-item>
      </text:list>
      <text:p text:style-name="P3"><text:span text:style-name="T2"/></text:p>
      <text:p text:style-name="P4">Z790-AYW OC WIFI-CSM <text:span text:style-name="T1">(Intel)</text:span></text:p>
      <text:list xml:id="list3424474289" text:style-name="L3">
        <text:list-item>
          <text:p text:style-name="P5"><text:span text:style-name="T1">Chipset: </text:span><text:span text:style-name="T4">Intel Z790 Chipset</text:span></text:p>
        </text:list-item>
        <text:list-item>
          <text:p text:style-name="P5"><text:span text:style-name="T1">Memòria: </text:span><text:span text:style-name="T4">2x DIMM, Max 96 GB, DDR5</text:span></text:p>
        </text:list-item>
        <text:list-item>
          <text:p text:style-name="P5"><text:span text:style-name="T1">Ranures d’expansió:</text:span></text:p>
          <text:list>
            <text:list-item>
              <text:p text:style-name="P15"><text:span text:style-name="T1">Intel Core Processors (14th, 13th, 12th Gen) 1x PCIe 4.0 x16 slot</text:span></text:p>
            </text:list-item>
            <text:list-item>
              <text:p text:style-name="P15"><text:span text:style-name="T1">Intel Z790 Chipset: 2x PCIe 4.0 x16 slots i 2x PCIe 4.0 x1 slots</text:span></text:p>
            </text:list-item>
          </text:list>
        </text:list-item>
        <text:list-item>
          <text:p text:style-name="P5"><text:span text:style-name="T1">Factor de forma: </text:span><text:span text:style-name="T4">ATX (30,5 cm x 24,4 cm)</text:span></text:p>
        </text:list-item>
      </text:list>
      <text:p text:style-name="P6"><text:span text:style-name="T4"/></text:p>
      <text:p text:style-name="P6"><text:span text:style-name="T4"/></text:p>
      <text:p text:style-name="P13"><text:span text:style-name="T4">Micro-ATX</text:span></text:p>
      <text:p text:style-name="P13"><text:span text:style-name="T4"/></text:p>
      <text:p text:style-name="P7"><text:span text:style-name="T3">A520M Phantom Gaming 4 </text:span><text:span text:style-name="T4">(AMD)</text:span></text:p>
      <text:list xml:id="list2039147386" text:style-name="L5">
        <text:list-item>
          <text:p text:style-name="P8"><text:span text:style-name="T1">Chipset: </text:span><text:span text:style-name="T4">AMD A520</text:span></text:p>
        </text:list-item>
        <text:list-item>
          <text:p text:style-name="P8"><text:span text:style-name="T1">Memòria: </text:span><text:span text:style-name="T4">4x DIMM, Max 128 GB, DDR4</text:span></text:p>
        </text:list-item>
        <text:list-item>
          <text:p text:style-name="P8"><text:span text:style-name="T1">Ranures d’expansió: </text:span></text:p>
          <text:list>
            <text:list-item>
              <text:p text:style-name="P8"><text:span text:style-name="T4">2x PCI Express 3.0 x16 slots</text:span></text:p>
            </text:list-item>
            <text:list-item>
              <text:p text:style-name="P8"><text:span text:style-name="T4">1x PCI Express 3.0 x1 slot</text:span></text:p>
            </text:list-item>
          </text:list>
        </text:list-item>
        <text:list-item>
          <text:p text:style-name="P8"><text:span text:style-name="T1">Factor de forma: </text:span><text:span text:style-name="T4">Micro ATX (24,4 cm x 24,4 cm)</text:span></text:p>
        </text:list-item>
      </text:list>
      <text:p text:style-name="P7"><text:span text:style-name="T4"/></text:p>
      <text:p text:style-name="P7"><text:span text:style-name="T3">PRIME H510M-F R3.0-CSM </text:span><text:span text:style-name="T4">(Intel)</text:span></text:p>
      <text:list xml:id="list744540448" text:style-name="L6">
        <text:list-item>
          <text:p text:style-name="P9"><text:span text:style-name="T1">Chipset: </text:span><text:span text:style-name="T4">Intel H470 Chipset</text:span></text:p>
        </text:list-item>
        <text:list-item>
          <text:p text:style-name="P9"><text:span text:style-name="T1">Memòria: </text:span><text:span text:style-name="T4">2x DIMM, Max 64 GB, DDR4</text:span></text:p>
        </text:list-item>
        <text:list-item>
          <text:p text:style-name="P9"><text:span text:style-name="T1">Ranures d’expansió: </text:span></text:p>
          <text:list>
            <text:list-item>
              <text:p text:style-name="P9"><text:span text:style-name="T4">Intel 11th i 10th Gen Processors (1x PCIe 4.0/3.0 x16 slot)</text:span></text:p>
            </text:list-item>
            <text:list-item>
              <text:p text:style-name="P9"><text:span text:style-name="T4">Intel H470 Chipset (1x PCIe 3.0 x1 slot)</text:span></text:p>
            </text:list-item>
          </text:list>
        </text:list-item>
        <text:list-item>
          <text:p text:style-name="P9"><text:span text:style-name="T1">Factor de forma: </text:span><text:span text:style-name="T4">Micro-ATX (22,6 cm x 19,6 cm)</text:span></text:p>
        </text:list-item>
      </text:list>
      <text:p text:style-name="P7"><text:span text:style-name="T4"/></text:p>
      <text:p text:style-name="P7"><text:span text:style-name="T4"/></text:p>
      <text:p text:style-name="P14"><text:span text:style-name="T4">Mini-</text:span><text:span text:style-name="T5">I</text:span><text:span text:style-name="T4">TX</text:span></text:p>
      <text:p text:style-name="P14"><text:span text:style-name="T4"/></text:p>
      <text:p text:style-name="P10"><text:span text:style-name="T3">Fatal1ity AB350 Gaming-ITX/ac </text:span><text:span text:style-name="T4">(AMD)</text:span></text:p>
      <text:list xml:id="list1485377720" text:style-name="L7">
        <text:list-item>
          <text:p text:style-name="P11"><text:span text:style-name="T1">Chipset: </text:span><text:span text:style-name="T4">AMD Promontory B350</text:span></text:p>
        </text:list-item>
        <text:list-item>
          <text:p text:style-name="P11"><text:span text:style-name="T1">Memòria: </text:span><text:span text:style-name="T4">2x DIMM, Max 32 GB, DDR4</text:span></text:p>
        </text:list-item>
        <text:list-item>
          <text:p text:style-name="P11"><text:span text:style-name="T1">Ranures d’expansió:</text:span></text:p>
          <text:list>
            <text:list-item>
              <text:p text:style-name="P16"><text:span text:style-name="T1">AMD Ryzen series CPUs (Matisse, Summit Ridge i Pinnacle Ridge): 1x PCIe 3.0 x16 slots</text:span></text:p>
            </text:list-item>
            <text:list-item>
              <text:p text:style-name="P16"><text:span text:style-name="T1">AMD 7th A-Series APUs: 1x PCIe 3.0 x16 slots</text:span></text:p>
            </text:list-item>
            <text:list-item>
              <text:p text:style-name="P16"><text:span text:style-name="T1">AMD Ryzen series CPUs (Picasso, Raven Ridge): 1x PCIe 3.0 x16 slots</text:span></text:p>
            </text:list-item>
            <text:list-item>
              <text:p text:style-name="P16"><text:soft-page-break/><text:span text:style-name="T1">Amd Athlon series CPUs: 1x PCIe 3.0 x16 slots</text:span></text:p>
            </text:list-item>
          </text:list>
        </text:list-item>
        <text:list-item>
          <text:p text:style-name="P11"><text:span text:style-name="T1">Factor de forma: </text:span><text:span text:style-name="T4">Mini-ITX (17,0 cm x 17,0 cm)</text:span></text:p>
        </text:list-item>
      </text:list>
      <text:p text:style-name="P10"><text:span text:style-name="T4"/></text:p>
      <text:p text:style-name="P10"><text:span text:style-name="T3">ROG STRIX Z390-I GAMING-ITX</text:span></text:p>
      <text:list xml:id="list3560796869" text:style-name="L8">
        <text:list-item>
          <text:p text:style-name="P12">Chipset: <text:span text:style-name="T3">Intel Z390</text:span></text:p>
        </text:list-item>
        <text:list-item>
          <text:p text:style-name="P12">Memòria: <text:span text:style-name="T3">2x DIMM, Max 64 GB, DDR4</text:span></text:p>
        </text:list-item>
        <text:list-item>
          <text:p text:style-name="P12">Ranures d’expansió:</text:p>
          <text:list>
            <text:list-item>
              <text:p text:style-name="P17">1x PCIe 3.0 x16 slots</text:p>
            </text:list-item>
          </text:list>
        </text:list-item>
        <text:list-item>
          <text:p text:style-name="P12">Factor de forma: <text:span text:style-name="T3">Mini-ITX (17,0 cm x 17,0 cm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yriadRegular" svg:font-family="MyriadRegular, 'Segoe UI', Arial, 'PingFang TC', 'Microsoft JhengHei', sans-serif"/>
    <style:font-face style:name="TTNormsProMedium1" svg:font-family="TTNormsProMedium, MyriadSemibold"/>
    <style:font-face style:name="TTNormsProMedium" svg:font-family="TTNormsProMedium, MyriadSemibold, 'Segoe UI', Arial, 'PingFang TC', 'Microsoft Jheng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4T20:28:23.544000000</meta:creation-date>
    <dc:date>2024-10-04T21:09:43.469000000</dc:date>
    <meta:editing-duration>PT30M36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9" meta:word-count="351" meta:character-count="1738" meta:non-whitespace-character-count="1473"/>
  </office:meta>
</office:document-meta>
</file>